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officeooo:rsid="0021d75d" officeooo:paragraph-rsid="0021d75d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officeooo:paragraph-rsid="00199135"/>
    </style:style>
    <style:style style:name="P8" style:family="paragraph" style:parent-style-name="Table_20_Contents">
      <style:paragraph-properties fo:text-align="start" style:justify-single-word="false"/>
      <style:text-properties officeooo:rsid="001e7601" officeooo:paragraph-rsid="001e7601"/>
    </style:style>
    <style:style style:name="P9" style:family="paragraph" style:parent-style-name="Table_20_Contents">
      <style:paragraph-properties fo:text-align="start" style:justify-single-word="false"/>
      <style:text-properties officeooo:rsid="00206d86" officeooo:paragraph-rsid="00206d86"/>
    </style:style>
    <style:style style:name="P10" style:family="paragraph" style:parent-style-name="Table_20_Contents">
      <style:paragraph-properties fo:text-align="start" style:justify-single-word="false"/>
      <style:text-properties officeooo:rsid="0021d75d" officeooo:paragraph-rsid="0021d75d"/>
    </style:style>
    <style:style style:name="P11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2" style:family="paragraph" style:parent-style-name="Table_20_Contents">
      <style:text-properties officeooo:rsid="00221a29" officeooo:paragraph-rsid="00221a2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9135"/>
    </style:style>
    <style:style style:name="T4" style:family="text">
      <style:text-properties style:text-underline-style="none" officeooo:rsid="00199135"/>
    </style:style>
    <style:style style:name="T5" style:family="text">
      <style:text-properties officeooo:rsid="002180c3"/>
    </style:style>
    <style:style style:name="T6" style:family="text">
      <style:text-properties officeooo:rsid="00221a29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6">15</text:span> minutos.</text:p>
      <text:p text:style-name="Standard">1. He resuelto todas las dudas que tenía antes de iniciar la sesión de prácticas: <text:span text:style-name="T6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span text:style-name="T3">1º – Crea un archivo llamado “archivo” para solo escritura y con permisos para el usuario de lectura y escritura.<text:line-break/>2º – </text:span><text:span text:style-name="T4">Escribe</text:span><text:span text:style-name="T3"> en el archivo que se ha creado (cuyo descriptor está almacenado en fd) el contenido de buf1 un total de 10 bytes.<text:line-break/>3º – Se sitúa a 40 bytes detrás de la posición en la que se encuentra en el archivo.<text:line-break/>4º – Inserta en el archivo los 10 bytes almacenados en buf2.<text:line-break/>5º – Cierra el archivo.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#include&lt;unistd.h&gt;<text:line-break/>#include&lt;stdio.h&gt;<text:line-break/>#include&lt;stdlib.h&gt;<text:line-break/>#include&lt;sys/types.h&gt;<text:line-break/>#include&lt;sys/stat.h&gt;<text:line-break/>#include&lt;fcntl.h&gt;<text:line-break/>#include&lt;errno.h&gt;<text:line-break/>#include &lt;string.h&gt;</text:p>
            <text:p text:style-name="P8">int main(int argc, char *argv[]){<text:line-break/><text:tab/>int fdEntrada, fdSalida, leidos, numBloque=2;<text:line-break/><text:tab/>char buffer[80], linea[100]="", *entrada;<text:line-break/><text:tab/>if (argc !=2){<text:line-break/><text:tab/><text:tab/>if (argc == 1){<text:line-break/><text:tab/><text:tab/><text:tab/>printf("Introduce una ruta de archivo: ");<text:line-break/><text:tab/><text:tab/><text:tab/>scanf("%s", entrada);<text:line-break/><text:tab/><text:tab/>}else{<text:line-break/><text:tab/><text:tab/><text:tab/>perror("Falta el nombre del archivo a leer\n");<text:line-break/><text:tab/><text:tab/><text:tab/>exit(EXIT_FAILURE);<text:line-break/><text:tab/><text:tab/>}<text:line-break/><text:tab/>}<text:line-break/><text:tab/>if (argc ==2){<text:line-break/> <text:tab/><text:tab/>entrada = argv[1];<text:line-break/><text:tab/>}<text:line-break/><text:tab/>if ((fdEntrada=open(entrada, O_RDONLY))&lt;0 ){<text:line-break/><text:tab/><text:tab/>printf("\nError %d en open del archivo de lectura",errno);<text:line-break/><text:tab/><text:tab/>perror("\nError en open");<text:line-break/><text:tab/><text:tab/>exit(EXIT_FAILURE);<text:line-break/><text:tab/>}<text:line-break/><text:tab/>if ((fdSalida=open("salida.txt", O_CREAT|O_RDWR, S_IRUSR|S_IWUSR))&lt;0 ){<text:line-break/><text:tab/><text:tab/>printf("\nError %d en open del archivo de salida",errno);<text:line-break/><text:tab/><text:tab/>perror("\nError en open");<text:line-break/><text:tab/><text:tab/>exit(EXIT_FAILURE);<text:line-break/><text:tab/>}<text:line-break/><text:tab/>if ((leidos=read(fdEntrada, buffer, 80))&gt;0){<text:line-break/><text:tab/><text:tab/>sprintf (linea, "Bloque 1\n// Aquí van los primeros 80 Bytes del archivo pasado como argumento.\n\n");<text:line-break/><text:tab/><text:tab/>write (fdSalida, linea, 80);<text:line-break/> <text:tab/><text:tab/>write (fdSalida, buffer, leidos);<text:line-break/><text:soft-page-break/></text:p>
            <text:p text:style-name="P8"><text:tab/><text:tab/>while ((leidos=read(fdEntrada, buffer, 80))!=0){<text:line-break/><text:tab/><text:tab/><text:tab/>sprintf (linea, "\n\nBloque %d\n// Aquí van los siguientes 80 Bytes del archivo pasado como argumento.\n\n <text:s text:c="2"/>", numBloque);<text:line-break/><text:tab/><text:tab/><text:tab/>write (fdSalida, linea, 84);<text:line-break/><text:tab/><text:tab/><text:tab/>write (fdSalida, buffer, leidos);<text:line-break/><text:tab/><text:tab/><text:tab/>numBloque++;<text:line-break/><text:tab/><text:tab/>}<text:line-break/><text:tab/>}else{<text:line-break/><text:tab/><text:tab/>printf ("El archivo origen esta vacio\n");<text:line-break/><text:tab/>}<text:line-break/><text:tab/>close(fdEntrada);<text:line-break/><text:tab/>close(fdSalida);<text:line-break/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Este código lo que hace es mostrar la información del archivo o archivos que se le pasa por parámetro. Comprueba diferentes macros y nos dice si es un archivo de directorios, regular, especial de caracteres, especial de bloques, cauce con nombre, enlace relativo, <text:span text:style-name="T5">socket o si es desconocido.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#include&lt;sys/types.h&gt;<text:tab/>/*Primitive system data types for abstraction of implementation-dependent data types.<text:line-break/><text:tab/><text:tab/><text:tab/>//POSIX Standard: 2.6 Primitive System Data Types &lt;sys/types.h&gt;*/</text:p>
            <text:p text:style-name="P10">#include&lt;unistd.h&gt;<text:tab/><text:tab/>/*POSIX Standard: 2.10 Symbolic Constants &lt;unistd.h&gt;*/<text:line-break/>#include&lt;sys/stat.h&gt;<text:line-break/>#include&lt;stdio.h&gt;<text:line-break/>#include&lt;errno.h&gt;<text:line-break/>#include&lt;string.h&gt;<text:line-break/>#define S_ISREG2(mode) ((mode &amp; S_IFMT) == S_IFREG)</text:p>
            <text:p text:style-name="P10">int main(int argc, char *argv[]){<text:line-break/><text:tab/>int i;<text:line-break/><text:tab/>struct stat atributos;<text:line-break/><text:tab/>char tipoArchivo[30];<text:line-break/><text:tab/>if(argc&lt;2) {<text:line-break/><text:tab/><text:tab/>printf("\nSintaxis de ejecucion: tarea2 [&lt;nombre_archivo&gt;]+\n\n");<text:line-break/><text:tab/><text:tab/>exit(-1);<text:line-break/><text:tab/>}<text:line-break/><text:tab/>for(i=1;i&lt;argc;i++) {<text:line-break/><text:tab/><text:tab/>printf("%s: ", argv[i]);<text:line-break/><text:tab/><text:tab/>if(lstat(argv[i],&amp;atributos) &lt; 0) {<text:line-break/><text:tab/><text:tab/><text:tab/>printf("\nError al intentar acceder a los atributos de %s",argv[i]);<text:line-break/><text:tab/><text:tab/><text:tab/>perror("\nError en lstat");<text:line-break/><text:tab/><text:tab/>}else {<text:line-break/><text:tab/><text:tab/><text:tab/>if(S_ISREG2(atributos.st_mode)) strcpy(tipoArchivo,"Regular");<text:line-break/><text:tab/><text:tab/><text:tab/>else if(S_ISDIR(atributos.st_mode)) strcpy(tipoArchivo,"Directorio");<text:line-break/><text:soft-page-break/><text:tab/><text:tab/><text:tab/>else if(S_ISCHR(atributos.st_mode)) strcpy(tipoArchivo,"Especial de caracteres");<text:line-break/><text:tab/><text:tab/><text:tab/>else if(S_ISBLK(atributos.st_mode)) strcpy(tipoArchivo,"Especial de bloques");<text:line-break/><text:tab/><text:tab/><text:tab/>else if(S_ISFIFO(atributos.st_mode)) strcpy(tipoArchivo,"Tubería con nombre (FIFO)");<text:line-break/><text:tab/><text:tab/><text:tab/>else if(S_ISLNK(atributos.st_mode)) strcpy(tipoArchivo,"Enlace relativo (soft)");<text:line-break/><text:tab/><text:tab/><text:tab/>else if(S_ISSOCK(atributos.st_mode)) strcpy(tipoArchivo,"Socket");<text:line-break/><text:tab/><text:tab/><text:tab/>else strcpy(tipoArchivo,"Tipo de archivo desconocido");<text:line-break/><text:tab/><text:tab/><text:tab/>printf("%s\n",tipoArchivo);<text:line-break/><text:tab/><text:tab/>}<text:line-break/><text:tab/>}<text:line-break/><text:tab/>return 0;<text:line-break/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creation-date>2011-10-05T09:46:35</meta:creation-date>
    <dc:date>2014-11-15T03:15:32.958000000</dc:date>
    <meta:print-date>2011-10-06T10:39:21</meta:print-date>
    <meta:editing-cycles>191</meta:editing-cycles>
    <meta:editing-duration>P1DT16M58S</meta:editing-duration>
    <meta:document-statistic meta:table-count="10" meta:image-count="1" meta:object-count="0" meta:page-count="4" meta:paragraph-count="25" meta:word-count="557" meta:character-count="4477" meta:non-whitespace-character-count="3797"/>
    <meta:user-defined meta:name="Información 1"/>
    <meta:user-defined meta:name="Información 2"/>
    <meta:user-defined meta:name="Información 3"/>
    <meta:user-defined meta:name="Información 4"/>
  </office:meta>
</office:document-meta>
</file>